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ENENORT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OLAR HIDALGO, MARIO NED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LAR HIDALGO, MARIO NE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PUMA TORRES, GERMAN LUI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088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16:53:5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